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07.47mm"/>
    </style:style>
    <style:style style:name="co18" style:family="table-column">
      <style:table-column-properties fo:break-before="auto" style:column-width="226.8mm"/>
    </style:style>
    <style:style style:name="co19" style:family="table-column">
      <style:table-column-properties fo:break-before="auto" style:column-width="193.04mm"/>
    </style:style>
    <style:style style:name="co20" style:family="table-column">
      <style:table-column-properties fo:break-before="auto" style:column-width="193.62mm"/>
    </style:style>
    <style:style style:name="co5" style:family="table-column">
      <style:table-column-properties fo:break-before="auto" style:column-width="113.29mm"/>
    </style:style>
    <style:style style:name="co6" style:family="table-column">
      <style:table-column-properties fo:break-before="auto" style:column-width="96.13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116.79mm"/>
    </style:style>
    <style:style style:name="co9" style:family="table-column">
      <style:table-column-properties fo:break-before="auto" style:column-width="213.7mm"/>
    </style:style>
    <style:style style:name="co10" style:family="table-column">
      <style:table-column-properties fo:break-before="auto" style:column-width="198.28mm"/>
    </style:style>
    <style:style style:name="co11" style:family="table-column">
      <style:table-column-properties fo:break-before="auto" style:column-width="172.38mm"/>
    </style:style>
    <style:style style:name="co12" style:family="table-column">
      <style:table-column-properties fo:break-before="auto" style:column-width="78.97mm"/>
    </style:style>
    <style:style style:name="co13" style:family="table-column">
      <style:table-column-properties fo:break-before="auto" style:column-width="281.5mm"/>
    </style:style>
    <style:style style:name="co14" style:family="table-column">
      <style:table-column-properties fo:break-before="auto" style:column-width="286.46mm"/>
    </style:style>
    <style:style style:name="co15" style:family="table-column">
      <style:table-column-properties fo:break-before="auto" style:column-width="202.35mm"/>
    </style:style>
    <style:style style:name="co16" style:family="table-column">
      <style:table-column-properties fo:break-before="auto" style:column-width="115.04mm"/>
    </style:style>
    <style:style style:name="ro1" style:family="table-row">
      <style:table-row-properties style:row-height="16.63mm" fo:break-before="auto" style:use-optimal-row-height="false"/>
    </style:style>
    <style:style style:name="ro2" style:family="table-row">
      <style:table-row-properties style:row-height="26.2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4" style:family="table-row">
      <style:table-row-properties style:row-height="30.73mm" fo:break-before="auto" style:use-optimal-row-height="false"/>
    </style:style>
    <style:style style:name="ro9" style:family="table-row">
      <style:table-row-properties style:row-height="35.15mm" fo:break-before="auto" style:use-optimal-row-height="false"/>
    </style:style>
    <style:style style:name="ro13" style:family="table-row">
      <style:table-row-properties style:row-height="48.45mm" fo:break-before="auto" style:use-optimal-row-height="false"/>
    </style:style>
    <style:style style:name="ro12" style:family="table-row">
      <style:table-row-properties style:row-height="61.75mm" fo:break-before="auto" style:use-optimal-row-height="false"/>
    </style:style>
    <style:style style:name="ro10" style:family="table-row">
      <style:table-row-properties style:row-height="66.2mm" fo:break-before="auto" style:use-optimal-row-height="false"/>
    </style:style>
    <style:style style:name="ro11" style:family="table-row">
      <style:table-row-properties style:row-height="57.33mm" fo:break-before="auto" style:use-optimal-row-height="false"/>
    </style:style>
    <style:style style:name="ro8" style:family="table-row">
      <style:table-row-properties style:row-height="44.03mm" fo:break-before="auto" style:use-optimal-row-height="false"/>
    </style:style>
    <style:style style:name="ro5" style:family="table-row">
      <style:table-row-properties style:row-height="39.6mm" fo:break-before="auto" style:use-optimal-row-height="false"/>
    </style:style>
    <style:style style:name="ro17" style:family="table-row">
      <style:table-row-properties style:row-height="52.9mm" fo:break-before="auto" style:use-optimal-row-height="false"/>
    </style:style>
    <style:style style:name="ro18" style:family="table-row">
      <style:table-row-properties style:row-height="92.8mm" fo:break-before="auto" style:use-optimal-row-height="fals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1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style:font-name="Game of Throne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font-name="Game of Thrones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17" style:family="text">
      <style:text-properties fo:color="#ff3333"/>
    </style:style>
    <style:style style:name="T3" style:family="text">
      <style:text-properties fo:color="#ff3333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style:font-size-asian="8pt" style:font-size-complex="8pt" fo:color="#ff3333"/>
    </style:style>
    <style:style style:name="T6" style:family="text">
      <style:text-properties fo:color="#666666" fo:font-style="italic" style:font-style-asian="italic" style:font-style-complex="italic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00"/>
    </style:style>
    <style:style style:name="T13" style:family="text">
      <style:text-properties fo:color="#ff3333" style:text-underline-style="solid" style:text-underline-width="auto" style:text-underline-color="font-color"/>
    </style:style>
    <style:style style:name="T14" style:family="text">
      <style:text-properties fo:color="#336600"/>
    </style:style>
  </office:automatic-styles>
  <office:body>
    <office:spreadsheet>
      <table:table table:name="ORION" table:style-name="ta1"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5"/>
        <table:table-column table:style-name="co5" table:default-cell-style-name="ce23"/>
        <table:table-column table:style-name="co6" table:default-cell-style-name="ce23"/>
        <table:table-column table:style-name="co7" table:number-columns-repeated="1018" table:default-cell-style-name="ce23"/>
        <table:table-row table:style-name="ro1">
          <table:table-cell table:style-name="ce10" office:value-type="string" calcext:value-type="string">
            <text:p>★ ORION ★</text:p>
          </table:table-cell>
          <table:table-cell table:style-name="ce24" office:value-type="string" calcext:value-type="string">
            <text:p>Version : 1.04</text:p>
          </table:table-cell>
          <table:table-cell table:style-name="ce24" office:value-type="string" calcext:value-type="string">
            <text:p>Orion™</text:p>
          </table:table-cell>
          <table:table-cell table:style-name="ce24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4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4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4" table:number-columns-repeated="1018"/>
        </table:table-row>
        <table:table-row table:style-name="ro2">
          <table:table-cell table:style-name="ce20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4" table:number-columns-repeated="1023"/>
        </table:table-row>
        <table:table-row table:style-name="ro3">
          <table:table-cell table:style-name="ce21" table:number-columns-repeated="1024"/>
        </table:table-row>
        <table:table-row table:style-name="ro1">
          <table:table-cell table:style-name="ce22" office:value-type="string" calcext:value-type="string">
            <text:p>ATTRIBUTES</text:p>
          </table:table-cell>
          <table:table-cell table:style-name="ce22" office:value-type="string" calcext:value-type="string">
            <text:p>DESCRIPTIONS</text:p>
          </table:table-cell>
          <table:table-cell table:style-name="ce22" office:value-type="string" calcext:value-type="string">
            <text:p>EXAMPLES</text:p>
          </table:table-cell>
          <table:table-cell table:style-name="ce26" office:value-type="string" calcext:value-type="string">
            <text:p>NOTES</text:p>
          </table:table-cell>
          <table:table-cell table:style-name="ce22" table:number-columns-repeated="1020"/>
        </table:table-row>
        <table:table-row table:style-name="ro4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On Crit</text:p>
            <text:p/>
            <text:p>''hotsauce on crit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un On Crit</text:p>
            <text:p/>
            <text:p>''stun on hitcrit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To Damage</text:p>
            <text:p/>
            <text:p>''hp to dmg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3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3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3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3">[ SAME AS ABOVE+1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Lifesteal</text:p>
            <text:p/>
            <text:p>''missing enemy hp lifesteal''</text:p>
          </table:table-cell>
          <table:table-cell office:value-type="string" calcext:value-type="string">
            <text:p>Heals you based on the victim missing health.</text:p>
            <text:p/>
            <text:p>1) Lifesteal</text:p>
            <text:p>2) Overheal</text:p>
          </table:table-cell>
          <table:table-cell office:value-type="string" calcext:value-type="string">
            <text:p>''missing enemy hp lifesteal''    ''0.5 1''</text:p>
            <text:p/>
            <text:p>Heals you based on 50 % of the victim missing health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4"> </text:span><text:span text:style-name="T5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6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4"> </text:span><text:span text:style-name="T5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3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10">Am I lazy ? Yes, of course I am.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ill Will Gib</text:p>
            <text:p/>
            <text:p>''kill will gib''</text:p>
          </table:table-cell>
          <table:table-cell table:style-name="ce25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3">[ SAME AS ABOVE ]</text:span></text:p>
          </table:table-cell>
          <table:table-cell office:value-type="string" calcext:value-type="string">
            <text:p><text:span text:style-name="T3">Mini-crits, +35 % damage resistance, 35 % lifesteal and speed boost.</text:span></text:p>
            <text:p/>
            <text:p><text:span text:style-name="T3">3) Kill</text:span></text:p>
            <text:p><text:span text:style-name="T3">[ 0 = NO | 1 = YES ]</text:span></text:p>
          </table:table-cell>
          <table:table-cell office:value-type="string" calcext:value-type="string">
            <text:p><text:span text:style-name="T3">''low berserker near death''    ''0.25 10 0''</text:span></text:p>
            <text:p/>
            <text:p><text:span text:style-name="T3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6">(also work when the minigun is spun up)</text:span></text:p>
            <text:p/>
            <text:p><text:span text:style-name="T7">1) Interval</text:span></text:p>
            <text:p><text:span text:style-name="T7">2) Amount</text:span></text:p>
            <text:p><text:span text:style-name="T7">3) Maximum</text:span></text:p>
            <text:p><text:span text:style-name="T7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25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Übercharge On Hit</text:p>
            <text:p/>
            <text:p>''uber on hit''</text:p>
            <text:p/>
            <text:p><text:span text:style-name="T3">[ WORKS EXACTLY LIKE ''add uber charge on hit'',</text:span></text:p>
            <text:p><text:span text:style-name="T3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3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3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3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7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 for 5 seconds.</text:p>
            <text:p>Increases yours by 10 and decreases his by -10.</text:p>
            <text:p/>
            <text:p/>
            <text:p>''steal dmg''    ''0.05 10''</text:p>
            <text:p/>
            <text:p>On Hit : Steals 5 % damage from your victim for 10 seconds.</text:p>
            <text:p>Increases yours by 5 % and decreases his by -5 %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Jarate</text:p>
            <text:p/>
            <text:p>''chance to jarate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Bleed</text:p>
            <text:p/>
            <text:p>''chance to bleed''</text:p>
            <text:p/>
            <text:p><text:span text:style-name="T3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3">[ WORKS LIKE 'Heat Increases Fire Rate' ]</text:span></text:p>
          </table:table-cell>
          <table:table-cell table:style-name="ce25" office:value-type="string" calcext:value-type="string">
            <text:p>The only difference here is that there is no 4) value.</text:p>
          </table:table-cell>
          <table:table-cell table:style-name="ce25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Damage Charge Thing</text:p>
            <text:p/>
            <text:p>''dmg charge thing''</text:p>
          </table:table-cell>
          <table:table-cell office:value-type="string" calcext:value-type="string">
            <text:p>Can be turned ON and OFF by pressing the ALT-FIRE button.</text:p>
            <text:p>While OFF : Damage dealt increases the 'Charge' charge.</text:p>
            <text:p>While ON : 'x' % of used charge is dealt as bonus damage while 'x' % also hurts yourself.</text:p>
            <text:p>(ON) On Hit : Removes 'x' % of charge.</text:p>
            <text:p/>
            <text:p>1) Charge</text:p>
            <text:p>2) Damage</text:p>
            <text:p>3) Remove</text:p>
            <text:p>4) Damage Self</text:p>
          </table:table-cell>
          <table:table-cell office:value-type="string" calcext:value-type="string">
            <text:p>''dmg charge thing''    ''0.5 2 20 0.5''</text:p>
            <text:p/>
            <text:p>Can be turned ON and OFF by pressing the ALT-FIRE button.</text:p>
            <text:p>While OFF : 50 % of damage dealt increases the 'Charge' charge.</text:p>
            <text:p>While ON : 200 % of used charge is dealt as bonus damage while 50 % also hurts yourself.</text:p>
            <text:p>(ON) On Hit : Removes 20 % of charge.</text:p>
            <text:p/>
            <text:p>Does 40 <text:span text:style-name="T8">(2*20)</text:span> bonus damage and deals 10 <text:span text:style-name="T8">(0.5*20)</text:span><text:span text:style-name="T9"> damage </text:span>to you.</text:p>
          </table:table-cell>
          <table:table-cell office:value-type="string" calcext:value-type="string">
            <text:p>I don't know, I really don't know.</text:p>
            <text:p>Also, I don't know how ot name this.</text:p>
            <text:p/>
            <text:p>Does damage based on the charge removed, so, if you had less charge than</text:p>
            <text:p>The used value, you'll deal/take less damage.</text:p>
          </table:table-cell>
          <table:table-cell table:number-columns-repeated="1020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7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1" office:value-type="string" calcext:value-type="string">
            <text:p>★ MORE AW2 ★</text:p>
          </table:table-cell>
          <table:table-cell table:style-name="ce16" office:value-type="string" calcext:value-type="string">
            <text:p>Version : 1.04</text:p>
          </table:table-cell>
          <table:table-cell table:style-name="ce16" office:value-type="string" calcext:value-type="string">
            <text:p>Orion™</text:p>
          </table:table-cell>
          <table:table-cell table:style-name="ce1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1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1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16" table:number-columns-repeated="1018"/>
        </table:table-row>
        <table:table-row table:style-name="ro2">
          <table:table-cell table:style-name="ce1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19"/>
          <table:table-cell table:style-name="ce16" table:number-columns-repeated="1022"/>
        </table:table-row>
        <table:table-row table:style-name="ro3">
          <table:table-cell table:style-name="ce13" table:number-columns-repeated="1024"/>
        </table:table-row>
        <table:table-row table:style-name="ro1">
          <table:table-cell table:style-name="ce14" office:value-type="string" calcext:value-type="string">
            <text:p>ATTRIBUTES</text:p>
          </table:table-cell>
          <table:table-cell table:style-name="ce14" office:value-type="string" calcext:value-type="string">
            <text:p>DESCRIPTIONS</text:p>
          </table:table-cell>
          <table:table-cell table:style-name="ce14" office:value-type="string" calcext:value-type="string">
            <text:p>EXAMPLES</text:p>
          </table:table-cell>
          <table:table-cell table:style-name="ce18" office:value-type="string" calcext:value-type="string">
            <text:p>NOTES</text:p>
          </table:table-cell>
          <table:table-cell table:style-name="ce14" table:number-columns-repeated="1020"/>
        </table:table-row>
        <table:table-row table:style-name="ro6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rk Victim For Death</text:p>
            <text:p/>
            <text:p>''mark victim fd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Alt-Fire</text:p>
            <text:p/>
            <text:p>''disable alt''</text:p>
          </table:table-cell>
          <table:table-cell table:style-name="ce17" office:value-type="string" calcext:value-type="string">
            <text:p>Description isn't needed.</text:p>
          </table:table-cell>
          <table:table-cell table:style-name="ce1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Knockback &amp; Damage Resistance</text:p>
            <text:p>[ 0 = NO | 1 = YES]</text:p>
            <text:p>4) Overheal</text:p>
          </table:table-cell>
          <table:table-cell office:value-type="string" calcext:value-type="string">
            <text:p>''bonk health''    ''100 10 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  <text:p>4) Miss</text:p>
            <text:p>[ 0 = NO | 1 = YES ]</text:p>
          </table:table-cell>
          <table:table-cell office:value-type="string" calcext:value-type="string">
            <text:p>''meet the sniper combo''    ''0.5 1 2 1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  <text:p>Missing resets the combo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17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Yourself On Miss</text:p>
            <text:p/>
            <text:p>''hotsauce yourself on miss''</text:p>
          </table:table-cell>
          <table:table-cell office:value-type="string" calcext:value-type="string">
            <text:p>On Miss : 'Hotsauce' yourself for 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yourself on miss''    ''7 7''</text:p>
            <text:p/>
            <text:p>On Miss : Covers yourself with Milk, Jarate and make you bleed for 7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17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5"/>
        <table:table-column table:style-name="co16" table:default-cell-style-name="ce23"/>
        <table:table-column table:style-name="co6" table:default-cell-style-name="ce23"/>
        <table:table-column table:style-name="co7" table:number-columns-repeated="1018" table:default-cell-style-name="ce23"/>
        <table:table-row table:style-name="ro1">
          <table:table-cell table:style-name="ce10" office:value-type="string" calcext:value-type="string">
            <text:p>★ DOTA 2 ★</text:p>
          </table:table-cell>
          <table:table-cell table:style-name="ce24" office:value-type="string" calcext:value-type="string">
            <text:p>Version : 1.04</text:p>
          </table:table-cell>
          <table:table-cell table:style-name="ce24" office:value-type="string" calcext:value-type="string">
            <text:p>Orion™</text:p>
          </table:table-cell>
          <table:table-cell table:style-name="ce24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24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24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24" table:number-columns-repeated="1018"/>
        </table:table-row>
        <table:table-row table:style-name="ro2">
          <table:table-cell table:style-name="ce20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24" table:number-columns-repeated="1023"/>
        </table:table-row>
        <table:table-row table:style-name="ro3">
          <table:table-cell table:style-name="ce21" table:number-columns-repeated="1024"/>
        </table:table-row>
        <table:table-row table:style-name="ro1">
          <table:table-cell table:style-name="ce22" office:value-type="string" calcext:value-type="string">
            <text:p>ATTRIBUTES</text:p>
          </table:table-cell>
          <table:table-cell table:style-name="ce22" office:value-type="string" calcext:value-type="string">
            <text:p>DESCRIPTIONS</text:p>
          </table:table-cell>
          <table:table-cell table:style-name="ce22" office:value-type="string" calcext:value-type="string">
            <text:p>EXAMPLES</text:p>
          </table:table-cell>
          <table:table-cell table:style-name="ce26" office:value-type="string" calcext:value-type="string">
            <text:p>NOTES</text:p>
          </table:table-cell>
          <table:table-cell table:style-name="ce28" office:value-type="string" calcext:value-type="string">
            <text:p>NOTES FOR EVASION</text:p>
          </table:table-cell>
          <table:table-cell table:style-name="ce22" table:number-columns-repeated="1019"/>
        </table:table-row>
        <table:table-row table:style-name="ro8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3">[WRONG] 50 % + 20 % + 10 % = 80 %</text:span></text:p>
            <text:p><text:span text:style-name="T3">(0.5 + 0.2 + 0.1 = 0.8)</text:span></text:p>
            <text:p><text:span text:style-name="T14">[RIGHT] 50 % × 20 % × 10 % = 64 %</text:span></text:p>
            <text:p><text:span text:style-name="T14">((1 – 0.5) × (1 – 0.2) × (1 – 0.1) = (1 – 0.36) = 0.64))</text:span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Remove Melee</text:p>
            <text:p>4) Melee</text:p>
            <text:p>[ 0 = NO | 1 = YES]</text:p>
            <text:p>5) Passive Or Active</text:p>
            <text:p>[ 0 = PASSIVE | 1 = ACTIVE ]</text:p>
          </table:table-cell>
          <table:table-cell office:value-type="string" calcext:value-type="string">
            <text:p>''evasiveness on hit''    ''10 5 0 0 0''</text:p>
            <text:p/>
            <text:p>On Hit : Charges your 'Evasion' chance charge by +10.</text:p>
            <text:p>On Take Damage From Non-Melee : Decreases your 'Evasion' chance charge by -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3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ill At Low Health Threshold</text:p>
            <text:p/>
            <text:p>''kill at low hp threshold''</text:p>
            <text:p/>
            <text:p><text:span text:style-name="T3">[ SAME AS ABOVE ]</text:span></text:p>
          </table:table-cell>
          <table:table-cell table:style-name="ce25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ifesteal On Crit</text:p>
            <text:p/>
            <text:p>''lifesteal crit''</text:p>
            <text:p/>
            <text:p><text:span text:style-name="T3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3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3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3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>There is a tricky way of managing damage, it can be a set amount like, 1, 5, 100 or a percentage based on.</text:p>
            <text:p>To use the percentage based one, you have to set the bonus damage value has a NEGATIVE (<text:span text:style-name="T11">-</text:span> before the number).</text:p>
            <text:p>This also means that you cannot decrease damage in any way.</text:p>
            <text:p/>
            <text:p>1) Damage</text:p>
            <text:p>2) Duration</text:p>
            <text:p>3) Cooldown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  <text:p/>
            <text:p/>
            <text:p/>
            <text:p>''duel''    ''-0.1 4 60''</text:p>
            <text:p/>
            <text:p>On Alt-Fire : Ready for Duel (you can turn it on and off).</text:p>
            <text:p>On Hit : If you were ready for Duel upon attacking, you'll be in Duel with your victim for 4 seconds.</text:p>
            <text:p>On Kill While In Duel : Grants you +10% bonus damage.</text:p>
            <text:p>On Death While In Duel : Grants the killer +10% bonus damage.</text:p>
            <text:p>While in duel, you'll have a pseudo-aimbot so that you only attack your victim.</text:p>
            <text:p>Has a 6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12">You have 'x' base charges.</text:span></text:p>
            <text:p><text:span text:style-name="T12">On Kill </text:span><text:span text:style-name="T3">OR</text:span><text:span text:style-name="T12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12">You have 10 base charges.</text:span></text:p>
            <text:p><text:span text:style-name="T12">On Kill </text:span><text:span text:style-name="T3">OR</text:span><text:span text:style-name="T12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8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urning Spear</text:p>
            <text:p/>
            <text:p>''burning spear''</text:p>
          </table:table-cell>
          <table:table-cell office:value-type="string" calcext:value-type="string">
            <text:p>On Hit : Increases the next <text:span text:style-name="T13">BURNING</text:span> attack damage by +'x' up to a maximum of 'x'.</text:p>
            <text:p>Only increases damage coming from AFTERBURN.</text:p>
            <text:p/>
            <text:p>1) Amount</text:p>
            <text:p>2) Maximum</text:p>
          </table:table-cell>
          <table:table-cell office:value-type="string" calcext:value-type="string">
            <text:p>''burning spear''    ''4 10''</text:p>
            <text:p/>
            <text:p><text:span text:style-name="T12">On Hit : Increases the next </text:span><text:span text:style-name="T13">BURNING</text:span><text:span text:style-name="T12"> attack damage by +4 up to a maximum of 40.</text:span>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Damage Aura</text:p>
            <text:p/>
            <text:p>''aura damage''</text:p>
          </table:table-cell>
          <table:table-cell office:value-type="string" calcext:value-type="string">
            <text:p>Aura : Grants nearby allies/enemies in/decreased damage.</text:p>
            <text:p>The effect lingers for 0.5 second.</text:p>
            <text:p/>
            <text:p>1) Damage</text:p>
            <text:p>2) Mode</text:p>
            <text:p>[ 1 = ALLIES | 2 = ENEMIES ]</text:p>
            <text:p>3) Radius</text:p>
          </table:table-cell>
          <table:table-cell office:value-type="string" calcext:value-type="string">
            <text:p>''aura damage''    ''1.15 1 900''</text:p>
            <text:p/>
            <text:p>Aura : Grants nearby allies in a 900 radius +15 % increased damage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itical Aura</text:p>
            <text:p/>
            <text:p>''aura crit''</text:p>
          </table:table-cell>
          <table:table-cell office:value-type="string" calcext:value-type="string">
            <text:p>Aura : Grants nearby allies increased chance of critical hit aswell as increasing critical hit damage.</text:p>
            <text:p>Doesn't actually increases critical hit chance. It's like having 2 differents chances of doing a critical hit.</text:p>
            <text:p>The effect lingers for 0.5 second.</text:p>
            <text:p/>
            <text:p>1) Damage</text:p>
            <text:p>2) Chance</text:p>
            <text:p>3) Radius</text:p>
          </table:table-cell>
          <table:table-cell office:value-type="string" calcext:value-type="string">
            <text:p>''aura crit''    ''1.67 0.15 900''</text:p>
            <text:p/>
            <text:p>Aura : Grants nearby allies in a 900 radius +15 % increased chance of critical hit aswell as increasing any critical hit damage by 67 %.</text:p>
          </table:table-cell>
          <table:table-cell office:value-type="string" calcext:value-type="string">
            <text:p>The aura doesn't proc the critical hit if the player next hit is a critical hit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ifesteal Aura</text:p>
            <text:p/>
            <text:p>''aura lifesteal''</text:p>
          </table:table-cell>
          <table:table-cell office:value-type="string" calcext:value-type="string">
            <text:p>Aura : Grants nearby allies lifesteal.</text:p>
            <text:p>The effect lingers for 0.5 second.</text:p>
            <text:p/>
            <text:p>1) Lifesteal</text:p>
            <text:p>2) Overheal</text:p>
            <text:p>3) Radius</text:p>
          </table:table-cell>
          <table:table-cell office:value-type="string" calcext:value-type="string">
            <text:p>''aura lifesteal''    ''0.25 1 900''</text:p>
            <text:p/>
            <text:p>Aura : Grants nearby allies in a 900 radius lifesteal.</text:p>
            <text:p>Lifesteal heals the player based on 25 % of damage dealt.</text:p>
          </table:table-cell>
          <table:table-cell table:number-columns-repeated="1021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/>
          <table:table-cell table:style-name="ce25" table:number-columns-repeated="2"/>
          <table:table-cell table:number-columns-repeated="1021"/>
        </table:table-row>
        <table:table-row table:style-name="ro3" table:number-rows-repeated="1048493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14:10:39.6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7-16T14:23:37.002000000</dc:date>
    <meta:editing-duration>PT4H16M39S</meta:editing-duration>
    <meta:editing-cycles>26</meta:editing-cycles>
    <meta:generator>LibreOffice/5.0.6.3$Windows_x86 LibreOffice_project/490fc03b25318460cfc54456516ea2519c11d1aa</meta:generator>
    <meta:document-statistic meta:table-count="3" meta:cell-count="668" meta:object-count="0"/>
  </office:meta>
</office:document-meta>
</file>